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/>
        </table:table-row>
      </table:table>
      <table:table table:name="piotrek" table:style-name="ta1">
        <table:shapes>
          <draw:frame draw:z-index="0" draw:style-name="gr1" draw:text-style-name="P1" svg:width="15.999cm" svg:height="8.999cm" svg:x="11.647cm" svg:y="0.916cm">
            <draw:object draw:notify-on-update-of-ranges="piotrek.B4:piotrek.B4 piotrek.B5:piotrek.B40 piotrek.C4:piotrek.C4 piotrek.C5:piotrek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UOC [mV]</text:p>
          </table:table-cell>
          <table:table-cell office:value-type="string" calcext:value-type="string">
            <text:p>ISC [mV]</text:p>
          </table:table-cell>
        </table:table-row>
        <table:table-row table:style-name="ro1">
          <table:table-cell/>
          <table:table-cell table:style-name="Default" office:value-type="float" office:value="661" calcext:value-type="float">
            <text:p>661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/>
          <table:table-cell table:style-name="Default"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</table:table-row>
        <table:table-row table:style-name="ro1">
          <table:table-cell/>
          <table:table-cell office:value-type="float" office:value="11.3" calcext:value-type="float">
            <text:p>11,30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/>
          <table:table-cell office:value-type="float" office:value="60" calcext:value-type="float">
            <text:p>60,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/>
          <table:table-cell office:value-type="float" office:value="110" calcext:value-type="float">
            <text:p>110,0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170" calcext:value-type="float">
            <text:p>170,00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/>
          <table:table-cell office:value-type="float" office:value="230" calcext:value-type="float">
            <text:p>230,00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/>
          <table:table-cell office:value-type="float" office:value="289" calcext:value-type="float">
            <text:p>289,00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/>
          <table:table-cell office:value-type="float" office:value="342" calcext:value-type="float">
            <text:p>342,00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/>
          <table:table-cell office:value-type="float" office:value="395" calcext:value-type="float">
            <text:p>395,00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/>
          <table:table-cell office:value-type="float" office:value="443" calcext:value-type="float">
            <text:p>443,00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/>
          <table:table-cell office:value-type="float" office:value="497" calcext:value-type="float">
            <text:p>497,00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/>
          <table:table-cell office:value-type="float" office:value="507" calcext:value-type="float">
            <text:p>507,00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/>
          <table:table-cell office:value-type="float" office:value="526" calcext:value-type="float">
            <text:p>526,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/>
          <table:table-cell office:value-type="float" office:value="540" calcext:value-type="float">
            <text:p>540,00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/>
          <table:table-cell office:value-type="float" office:value="555" calcext:value-type="float">
            <text:p>555,00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/>
          <table:table-cell office:value-type="float" office:value="564" calcext:value-type="float">
            <text:p>564,00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/>
          <table:table-cell office:value-type="float" office:value="569" calcext:value-type="float">
            <text:p>569,00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/>
          <table:table-cell office:value-type="float" office:value="574" calcext:value-type="float">
            <text:p>574,00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/>
          <table:table-cell office:value-type="float" office:value="582" calcext:value-type="float">
            <text:p>582,00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/>
          <table:table-cell office:value-type="float" office:value="588" calcext:value-type="float">
            <text:p>588,00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/>
          <table:table-cell office:value-type="float" office:value="594" calcext:value-type="float">
            <text:p>594,00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/>
          <table:table-cell office:value-type="float" office:value="598" calcext:value-type="float">
            <text:p>598,00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/>
          <table:table-cell office:value-type="float" office:value="600" calcext:value-type="float">
            <text:p>600,00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/>
          <table:table-cell office:value-type="float" office:value="607" calcext:value-type="float">
            <text:p>607,00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/>
          <table:table-cell office:value-type="float" office:value="613" calcext:value-type="float">
            <text:p>613,00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4" table:style-name="ta1">
        <table:shapes>
          <draw:frame draw:z-index="0" draw:style-name="gr1" draw:text-style-name="P1" svg:width="15.999cm" svg:height="8.999cm" svg:x="9.6cm" svg:y="1.52cm">
            <draw:object draw:notify-on-update-of-ranges="'4'.B4:'4'.B4 '4'.B5:'4'.B35 '4'.C4:'4'.C4 '4'.C5:'4'.C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/>
          <table:table-cell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</table:table-row>
        <table:table-row table:style-name="ro1">
          <table:table-cell/>
          <table:table-cell office:value-type="float" office:value="0.42" calcext:value-type="float">
            <text:p>0,42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/>
          <table:table-cell office:value-type="float" office:value="3.8" calcext:value-type="float">
            <text:p>3,8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/>
          <table:table-cell office:value-type="float" office:value="5.54" calcext:value-type="float">
            <text:p>5,54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/>
          <table:table-cell office:value-type="float" office:value="7.1" calcext:value-type="float">
            <text:p>7,1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/>
          <table:table-cell office:value-type="float" office:value="8.47" calcext:value-type="float">
            <text:p>8,47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/>
          <table:table-cell office:value-type="float" office:value="9.06" calcext:value-type="float">
            <text:p>9,06</text:p>
          </table:table-cell>
          <table:table-cell office:value-type="float" office:value="0.0141" calcext:value-type="float">
            <text:p>0,0141</text:p>
          </table:table-cell>
        </table:table-row>
        <table:table-row table:style-name="ro1">
          <table:table-cell/>
          <table:table-cell office:value-type="float" office:value="10.15" calcext:value-type="float">
            <text:p>10,15</text:p>
          </table:table-cell>
          <table:table-cell office:value-type="float" office:value="0.0137" calcext:value-type="float">
            <text:p>0,0137</text:p>
          </table:table-cell>
        </table:table-row>
        <table:table-row table:style-name="ro1">
          <table:table-cell/>
          <table:table-cell office:value-type="float" office:value="11.27" calcext:value-type="float">
            <text:p>11,27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1">
          <table:table-cell/>
          <table:table-cell office:value-type="float" office:value="13.27" calcext:value-type="float">
            <text:p>13,27</text:p>
          </table:table-cell>
          <table:table-cell office:value-type="float" office:value="0.0129" calcext:value-type="float">
            <text:p>0,0129</text:p>
          </table:table-cell>
        </table:table-row>
        <table:table-row table:style-name="ro1">
          <table:table-cell/>
          <table:table-cell office:value-type="float" office:value="13.13" calcext:value-type="float">
            <text:p>13,13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/>
          <table:table-cell office:value-type="float" office:value="13.84" calcext:value-type="float">
            <text:p>13,84</text:p>
          </table:table-cell>
          <table:table-cell office:value-type="float" office:value="0.0122" calcext:value-type="float">
            <text:p>0,0122</text:p>
          </table:table-cell>
        </table:table-row>
        <table:table-row table:style-name="ro1">
          <table:table-cell/>
          <table:table-cell office:value-type="float" office:value="14.87" calcext:value-type="float">
            <text:p>14,87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/>
          <table:table-cell office:value-type="float" office:value="15.65" calcext:value-type="float">
            <text:p>15,65</text:p>
          </table:table-cell>
          <table:table-cell office:value-type="float" office:value="0.0117" calcext:value-type="float">
            <text:p>0,0117</text:p>
          </table:table-cell>
        </table:table-row>
        <table:table-row table:style-name="ro1">
          <table:table-cell/>
          <table:table-cell office:value-type="float" office:value="17.765" calcext:value-type="float">
            <text:p>17,765</text:p>
          </table:table-cell>
          <table:table-cell office:value-type="float" office:value="0.0114" calcext:value-type="float">
            <text:p>0,0114</text:p>
          </table:table-cell>
        </table:table-row>
        <table:table-row table:style-name="ro1">
          <table:table-cell/>
          <table:table-cell office:value-type="float" office:value="20.468" calcext:value-type="float">
            <text:p>20,468</text:p>
          </table:table-cell>
          <table:table-cell office:value-type="float" office:value="0.0111" calcext:value-type="float">
            <text:p>0,0111</text:p>
          </table:table-cell>
        </table:table-row>
        <table:table-row table:style-name="ro1">
          <table:table-cell/>
          <table:table-cell office:value-type="float" office:value="22.11" calcext:value-type="float">
            <text:p>22,11</text:p>
          </table:table-cell>
          <table:table-cell office:value-type="float" office:value="0.0108" calcext:value-type="float">
            <text:p>0,0108</text:p>
          </table:table-cell>
        </table:table-row>
        <table:table-row table:style-name="ro1">
          <table:table-cell/>
          <table:table-cell office:value-type="float" office:value="31.45" calcext:value-type="float">
            <text:p>31,45</text:p>
          </table:table-cell>
          <table:table-cell office:value-type="float" office:value="0.0103" calcext:value-type="float">
            <text:p>0,0103</text:p>
          </table:table-cell>
        </table:table-row>
        <table:table-row table:style-name="ro1">
          <table:table-cell/>
          <table:table-cell office:value-type="float" office:value="40.71" calcext:value-type="float">
            <text:p>40,71</text:p>
          </table:table-cell>
          <table:table-cell office:value-type="float" office:value="0.0099" calcext:value-type="float">
            <text:p>0,0099</text:p>
          </table:table-cell>
        </table:table-row>
        <table:table-row table:style-name="ro1">
          <table:table-cell/>
          <table:table-cell office:value-type="float" office:value="49.55" calcext:value-type="float">
            <text:p>49,55</text:p>
          </table:table-cell>
          <table:table-cell office:value-type="float" office:value="0.0098" calcext:value-type="float">
            <text:p>0,0098</text:p>
          </table:table-cell>
        </table:table-row>
        <table:table-row table:style-name="ro1">
          <table:table-cell/>
          <table:table-cell office:value-type="float" office:value="87.5" calcext:value-type="float">
            <text:p>87,5</text:p>
          </table:table-cell>
          <table:table-cell office:value-type="float" office:value="0.0087" calcext:value-type="float">
            <text:p>0,008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0084" calcext:value-type="float">
            <text:p>0,0084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,018</text:p>
          </table:table-cell>
        </table:table-row>
      </table:table>
      <table:table table:name="23" table:style-name="ta1">
        <table:shapes>
          <draw:frame draw:z-index="0" draw:style-name="gr1" draw:text-style-name="P1" svg:width="15.999cm" svg:height="8.999cm" svg:x="9.196cm" svg:y="1.713cm">
            <draw:object draw:notify-on-update-of-ranges="'23'.B4:'23'.B4 '23'.B5:'23'.B34 '23'.C4:'23'.C4 '23'.C5:'23'.C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</table:table-row>
        <table:table-row table:style-name="ro1">
          <table:table-cell/>
          <table:table-cell table:formula="of:=[.B3]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3]"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float" office:value="0.356" calcext:value-type="float">
            <text:p>0,356</text:p>
          </table:table-cell>
          <table:table-cell office:value-type="float" office:value="0.0286" calcext:value-type="float">
            <text:p>0,0286</text:p>
          </table:table-cell>
        </table:table-row>
        <table:table-row table:style-name="ro1">
          <table:table-cell/>
          <table:table-cell office:value-type="float" office:value="27.53" calcext:value-type="float">
            <text:p>27,53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/>
          <table:table-cell office:value-type="float" office:value="11.93" calcext:value-type="float">
            <text:p>11,93</text:p>
          </table:table-cell>
          <table:table-cell office:value-type="float" office:value="0.0278" calcext:value-type="float">
            <text:p>0,0278</text:p>
          </table:table-cell>
        </table:table-row>
        <table:table-row table:style-name="ro1">
          <table:table-cell/>
          <table:table-cell office:value-type="float" office:value="14.57" calcext:value-type="float">
            <text:p>14,57</text:p>
          </table:table-cell>
          <table:table-cell office:value-type="float" office:value="0.0276" calcext:value-type="float">
            <text:p>0,0276</text:p>
          </table:table-cell>
        </table:table-row>
        <table:table-row table:style-name="ro1">
          <table:table-cell/>
          <table:table-cell office:value-type="float" office:value="27.34" calcext:value-type="float">
            <text:p>27,34</text:p>
          </table:table-cell>
          <table:table-cell office:value-type="float" office:value="0.0269" calcext:value-type="float">
            <text:p>0,0269</text:p>
          </table:table-cell>
        </table:table-row>
        <table:table-row table:style-name="ro1">
          <table:table-cell/>
          <table:table-cell office:value-type="float" office:value="37.45" calcext:value-type="float">
            <text:p>37,45</text:p>
          </table:table-cell>
          <table:table-cell office:value-type="float" office:value="0.0263" calcext:value-type="float">
            <text:p>0,0263</text:p>
          </table:table-cell>
        </table:table-row>
        <table:table-row table:style-name="ro1">
          <table:table-cell/>
          <table:table-cell office:value-type="float" office:value="61.01" calcext:value-type="float">
            <text:p>61,01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/>
          <table:table-cell office:value-type="float" office:value="82.6" calcext:value-type="float">
            <text:p>82,6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/>
          <table:table-cell office:value-type="float" office:value="101.7" calcext:value-type="float">
            <text:p>101,7</text:p>
          </table:table-cell>
          <table:table-cell office:value-type="float" office:value="0.0229" calcext:value-type="float">
            <text:p>0,0229</text:p>
          </table:table-cell>
        </table:table-row>
        <table:table-row table:style-name="ro1">
          <table:table-cell/>
          <table:table-cell office:value-type="float" office:value="118.3" calcext:value-type="float">
            <text:p>118,3</text:p>
          </table:table-cell>
          <table:table-cell office:value-type="float" office:value="0.0218" calcext:value-type="float">
            <text:p>0,0218</text:p>
          </table:table-cell>
        </table:table-row>
        <table:table-row table:style-name="ro1">
          <table:table-cell/>
          <table:table-cell office:value-type="float" office:value="133.7" calcext:value-type="float">
            <text:p>133,7</text:p>
          </table:table-cell>
          <table:table-cell office:value-type="float" office:value="0.0207" calcext:value-type="float">
            <text:p>0,0207</text:p>
          </table:table-cell>
        </table:table-row>
        <table:table-row table:style-name="ro1">
          <table:table-cell/>
          <table:table-cell office:value-type="float" office:value="147.6" calcext:value-type="float">
            <text:p>147,6</text:p>
          </table:table-cell>
          <table:table-cell office:value-type="float" office:value="0.0198" calcext:value-type="float">
            <text:p>0,0198</text:p>
          </table:table-cell>
        </table:table-row>
        <table:table-row table:style-name="ro1">
          <table:table-cell/>
          <table:table-cell office:value-type="float" office:value="160.25" calcext:value-type="float">
            <text:p>160,25</text:p>
          </table:table-cell>
          <table:table-cell office:value-type="float" office:value="0.0189" calcext:value-type="float">
            <text:p>0,0189</text:p>
          </table:table-cell>
        </table:table-row>
        <table:table-row table:style-name="ro1">
          <table:table-cell/>
          <table:table-cell office:value-type="float" office:value="171.54" calcext:value-type="float">
            <text:p>171,54</text:p>
          </table:table-cell>
          <table:table-cell office:value-type="float" office:value="0.0182" calcext:value-type="float">
            <text:p>0,0182</text:p>
          </table:table-cell>
        </table:table-row>
        <table:table-row table:style-name="ro1">
          <table:table-cell/>
          <table:table-cell office:value-type="float" office:value="181.3" calcext:value-type="float">
            <text:p>181,3</text:p>
          </table:table-cell>
          <table:table-cell office:value-type="float" office:value="0.0174" calcext:value-type="float">
            <text:p>0,0174</text:p>
          </table:table-cell>
        </table:table-row>
        <table:table-row table:style-name="ro1">
          <table:table-cell/>
          <table:table-cell office:value-type="float" office:value="185.1" calcext:value-type="float">
            <text:p>185,1</text:p>
          </table:table-cell>
          <table:table-cell office:value-type="float" office:value="0.017" calcext:value-type="float">
            <text:p>0,017</text:p>
          </table:table-cell>
        </table:table-row>
      </table:table>
      <table:table table:name="1" table:style-name="ta1">
        <table:shapes>
          <draw:frame draw:z-index="0" draw:style-name="gr1" draw:text-style-name="P1" svg:width="15.999cm" svg:height="8.999cm" svg:x="10.687cm" svg:y="0.982cm">
            <draw:object draw:notify-on-update-of-ranges="'1'.B4:'1'.B4 '1'.B5:'1'.B33 '1'.C4:'1'.C4 '1'.C5:'1'.C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/>
          <table:table-cell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</table:table-row>
        <table:table-row table:style-name="ro1">
          <table:table-cell/>
          <table:table-cell table:formula="of:=[.B3]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3]" office:value-type="float" office:value="0.004" calcext:value-type="float">
            <text:p>0,004</text:p>
          </table:table-cell>
        </table:table-row>
        <table:table-row table:style-name="ro1">
          <table:table-cell/>
          <table:table-cell office:value-type="float" office:value="3.85" calcext:value-type="float">
            <text:p>3,85</text:p>
          </table:table-cell>
          <table:table-cell office:value-type="float" office:value="0.0034" calcext:value-type="float">
            <text:p>0,0034</text:p>
          </table:table-cell>
        </table:table-row>
        <table:table-row table:style-name="ro1">
          <table:table-cell/>
          <table:table-cell office:value-type="float" office:value="7.24" calcext:value-type="float">
            <text:p>7,24</text:p>
          </table:table-cell>
          <table:table-cell office:value-type="float" office:value="0.0034" calcext:value-type="float">
            <text:p>0,0034</text:p>
          </table:table-cell>
        </table:table-row>
        <table:table-row table:style-name="ro1">
          <table:table-cell/>
          <table:table-cell office:value-type="float" office:value="10.44" calcext:value-type="float">
            <text:p>10,44</text:p>
          </table:table-cell>
          <table:table-cell office:value-type="float" office:value="0.0033" calcext:value-type="float">
            <text:p>0,0033</text:p>
          </table:table-cell>
        </table:table-row>
        <table:table-row table:style-name="ro1">
          <table:table-cell/>
          <table:table-cell office:value-type="float" office:value="13.59" calcext:value-type="float">
            <text:p>13,59</text:p>
          </table:table-cell>
          <table:table-cell office:value-type="float" office:value="0.0033" calcext:value-type="float">
            <text:p>0,0033</text:p>
          </table:table-cell>
        </table:table-row>
        <table:table-row table:style-name="ro1">
          <table:table-cell/>
          <table:table-cell office:value-type="float" office:value="16.6" calcext:value-type="float">
            <text:p>16,6</text:p>
          </table:table-cell>
          <table:table-cell office:value-type="float" office:value="0.0032" calcext:value-type="float">
            <text:p>0,0032</text:p>
          </table:table-cell>
        </table:table-row>
        <table:table-row table:style-name="ro1">
          <table:table-cell/>
          <table:table-cell office:value-type="float" office:value="29.8" calcext:value-type="float">
            <text:p>29,8</text:p>
          </table:table-cell>
          <table:table-cell office:value-type="float" office:value="0.0031" calcext:value-type="float">
            <text:p>0,0031</text:p>
          </table:table-cell>
        </table:table-row>
        <table:table-row table:style-name="ro1">
          <table:table-cell/>
          <table:table-cell office:value-type="float" office:value="56.84" calcext:value-type="float">
            <text:p>56,84</text:p>
          </table:table-cell>
          <table:table-cell office:value-type="float" office:value="0.0029" calcext:value-type="float">
            <text:p>0,0029</text:p>
          </table:table-cell>
        </table:table-row>
        <table:table-row table:style-name="ro1">
          <table:table-cell/>
          <table:table-cell office:value-type="float" office:value="81.72" calcext:value-type="float">
            <text:p>81,72</text:p>
          </table:table-cell>
          <table:table-cell office:value-type="float" office:value="0.0028" calcext:value-type="float">
            <text:p>0,0028</text:p>
          </table:table-cell>
        </table:table-row>
        <table:table-row table:style-name="ro1">
          <table:table-cell/>
          <table:table-cell office:value-type="float" office:value="102.2" calcext:value-type="float">
            <text:p>102,2</text:p>
          </table:table-cell>
          <table:table-cell office:value-type="float" office:value="0.0026" calcext:value-type="float">
            <text:p>0,0026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0023" calcext:value-type="float">
            <text:p>0,0023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021" calcext:value-type="float">
            <text:p>0,0021</text:p>
          </table:table-cell>
        </table:table-row>
        <table:table-row table:style-name="ro1">
          <table:table-cell/>
          <table:table-cell office:value-type="float" office:value="147.9" calcext:value-type="float">
            <text:p>147,9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/>
          <table:table-cell office:value-type="float" office:value="158.3" calcext:value-type="float">
            <text:p>158,3</text:p>
          </table:table-cell>
          <table:table-cell office:value-type="float" office:value="0.0019" calcext:value-type="float">
            <text:p>0,0019</text:p>
          </table:table-cell>
        </table:table-row>
        <table:table-row table:style-name="ro1">
          <table:table-cell/>
          <table:table-cell office:value-type="float" office:value="166.5" calcext:value-type="float">
            <text:p>166,5</text:p>
          </table:table-cell>
          <table:table-cell office:value-type="float" office:value="0.0016" calcext:value-type="float">
            <text:p>0,0016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0.0016" calcext:value-type="float">
            <text:p>0,0016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0.0016" calcext:value-type="float">
            <text:p>0,0016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0.0001" calcext:value-type="float">
            <text:p>0,0001</text:p>
          </table:table-cell>
        </table:table-row>
      </table:table>
      <table:table table:name="5" table:style-name="ta1">
        <table:shapes>
          <draw:frame draw:z-index="0" draw:style-name="gr1" draw:text-style-name="P1" svg:width="15.999cm" svg:height="8.999cm" svg:x="11.24cm" svg:y="1.176cm">
            <draw:object draw:notify-on-update-of-ranges="'5'.B4:'5'.B4 '5'.B5:'5'.B31 '5'.C4:'5'.C4 '5'.C5:'5'.C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</table:table-row>
        <table:table-row table:style-name="ro1">
          <table:table-cell/>
          <table:table-cell office:value-type="float" office:value="109.5" calcext:value-type="float">
            <text:p>109,5</text:p>
          </table:table-cell>
          <table:table-cell office:value-type="float" office:value="0.0009" calcext:value-type="float">
            <text:p>0,0009</text:p>
          </table:table-cell>
        </table:table-row>
        <table:table-row table:style-name="ro1">
          <table:table-cell/>
          <table:table-cell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</table:table-row>
        <table:table-row table:style-name="ro1">
          <table:table-cell/>
          <table:table-cell table:formula="of:=[.B3]" office:value-type="float" office:value="109.5" calcext:value-type="float">
            <text:p>109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3]" office:value-type="float" office:value="0.0009" calcext:value-type="float">
            <text:p>0,0009</text:p>
          </table:table-cell>
        </table:table-row>
        <table:table-row table:style-name="ro1">
          <table:table-cell/>
          <table:table-cell office:value-type="float" office:value="5.7" calcext:value-type="float">
            <text:p>5,7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/>
          <table:table-cell office:value-type="float" office:value="11.4" calcext:value-type="float">
            <text:p>11,4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1">
          <table:table-cell/>
          <table:table-cell office:value-type="float" office:value="15.32" calcext:value-type="float">
            <text:p>15,32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/>
          <table:table-cell office:value-type="float" office:value="19.07" calcext:value-type="float">
            <text:p>19,07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/>
          <table:table-cell office:value-type="float" office:value="22.38" calcext:value-type="float">
            <text:p>22,38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/>
          <table:table-cell office:value-type="float" office:value="24.05" calcext:value-type="float">
            <text:p>24,05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/>
          <table:table-cell office:value-type="float" office:value="25.15" calcext:value-type="float">
            <text:p>25,15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/>
          <table:table-cell office:value-type="float" office:value="27.1" calcext:value-type="float">
            <text:p>27,1</text:p>
          </table:table-cell>
          <table:table-cell office:value-type="float" office:value="0.0005" calcext:value-type="float">
            <text:p>0,0005</text:p>
          </table:table-cell>
        </table:table-row>
        <table:table-row table:style-name="ro1">
          <table:table-cell/>
          <table:table-cell office:value-type="float" office:value="29.3" calcext:value-type="float">
            <text:p>29,3</text:p>
          </table:table-cell>
          <table:table-cell office:value-type="float" office:value="0.0005" calcext:value-type="float">
            <text:p>0,000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0004" calcext:value-type="float">
            <text:p>0,000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0004" calcext:value-type="float">
            <text:p>0,0004</text:p>
          </table:table-cell>
        </table:table-row>
      </table:table>
      <table:table table:name="7" table:style-name="ta1">
        <table:shapes>
          <draw:frame draw:z-index="0" draw:style-name="gr1" draw:text-style-name="P1" svg:width="15.999cm" svg:height="8.999cm" svg:x="13.156cm" svg:y="0.853cm">
            <draw:object draw:notify-on-update-of-ranges="'7'.B4:'7'.B4 '7'.B5:'7'.B27 '7'.C4:'7'.C4 '7'.C5:'7'.C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</table:table-row>
        <table:table-row table:style-name="ro1">
          <table:table-cell/>
          <table:table-cell office:value-type="float" office:value="607.8" calcext:value-type="float">
            <text:p>607,8</text:p>
          </table:table-cell>
          <table:table-cell office:value-type="float" office:value="0.0046" calcext:value-type="float">
            <text:p>0,0046</text:p>
          </table:table-cell>
        </table:table-row>
        <table:table-row table:style-name="ro1">
          <table:table-cell/>
          <table:table-cell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</table:table-row>
        <table:table-row table:style-name="ro1">
          <table:table-cell/>
          <table:table-cell table:formula="of:=[.B3]" office:value-type="float" office:value="607.8" calcext:value-type="float">
            <text:p>607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3]" office:value-type="float" office:value="0.0046" calcext:value-type="float">
            <text:p>0,0046</text:p>
          </table:table-cell>
        </table:table-row>
        <table:table-row table:style-name="ro1">
          <table:table-cell/>
          <table:table-cell office:value-type="float" office:value="35.8" calcext:value-type="float">
            <text:p>35,8</text:p>
          </table:table-cell>
          <table:table-cell office:value-type="float" office:value="0.0041" calcext:value-type="float">
            <text:p>0,0041</text:p>
          </table:table-cell>
        </table:table-row>
        <table:table-row table:style-name="ro1">
          <table:table-cell/>
          <table:table-cell office:value-type="float" office:value="101.3" calcext:value-type="float">
            <text:p>101,3</text:p>
          </table:table-cell>
          <table:table-cell office:value-type="float" office:value="0.0055" calcext:value-type="float">
            <text:p>0,0055</text:p>
          </table:table-cell>
        </table:table-row>
        <table:table-row table:style-name="ro1">
          <table:table-cell/>
          <table:table-cell office:value-type="float" office:value="155.8" calcext:value-type="float">
            <text:p>155,8</text:p>
          </table:table-cell>
          <table:table-cell office:value-type="float" office:value="0.0056" calcext:value-type="float">
            <text:p>0,0056</text:p>
          </table:table-cell>
        </table:table-row>
        <table:table-row table:style-name="ro1">
          <table:table-cell/>
          <table:table-cell office:value-type="float" office:value="205.7" calcext:value-type="float">
            <text:p>205,7</text:p>
          </table:table-cell>
          <table:table-cell office:value-type="float" office:value="0.0056" calcext:value-type="float">
            <text:p>0,0056</text:p>
          </table:table-cell>
        </table:table-row>
        <table:table-row table:style-name="ro1">
          <table:table-cell/>
          <table:table-cell office:value-type="float" office:value="258.6" calcext:value-type="float">
            <text:p>258,6</text:p>
          </table:table-cell>
          <table:table-cell office:value-type="float" office:value="0.0056" calcext:value-type="float">
            <text:p>0,0056</text:p>
          </table:table-cell>
        </table:table-row>
        <table:table-row table:style-name="ro1">
          <table:table-cell/>
          <table:table-cell office:value-type="float" office:value="327.7" calcext:value-type="float">
            <text:p>327,7</text:p>
          </table:table-cell>
          <table:table-cell office:value-type="float" office:value="0.0058" calcext:value-type="float">
            <text:p>0,0058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0.0061" calcext:value-type="float">
            <text:p>0,0061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0.0057" calcext:value-type="float">
            <text:p>0,0057</text:p>
          </table:table-cell>
        </table:table-row>
        <table:table-row table:style-name="ro1">
          <table:table-cell/>
          <table:table-cell office:value-type="float" office:value="396.4" calcext:value-type="float">
            <text:p>396,4</text:p>
          </table:table-cell>
          <table:table-cell office:value-type="float" office:value="0.0053" calcext:value-type="float">
            <text:p>0,0053</text:p>
          </table:table-cell>
        </table:table-row>
        <table:table-row table:style-name="ro1">
          <table:table-cell/>
          <table:table-cell office:value-type="float" office:value="428.2" calcext:value-type="float">
            <text:p>428,2</text:p>
          </table:table-cell>
          <table:table-cell office:value-type="float" office:value="0.0051" calcext:value-type="float">
            <text:p>0,0051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0.0048" calcext:value-type="float">
            <text:p>0,0048</text:p>
          </table:table-cell>
        </table:table-row>
        <table:table-row table:style-name="ro1">
          <table:table-cell/>
          <table:table-cell office:value-type="float" office:value="479.7" calcext:value-type="float">
            <text:p>479,7</text:p>
          </table:table-cell>
          <table:table-cell office:value-type="float" office:value="0.0047" calcext:value-type="float">
            <text:p>0,0047</text:p>
          </table:table-cell>
        </table:table-row>
      </table:table>
      <table:table table:name="22" table:style-name="ta1">
        <table:shapes>
          <draw:frame draw:z-index="0" draw:style-name="gr1" draw:text-style-name="P1" svg:width="15.999cm" svg:height="8.999cm" svg:x="11.155cm" svg:y="1.305cm">
            <draw:object draw:notify-on-update-of-ranges="'22'.B4:'22'.B4 '22'.B5:'22'.B31 '22'.C4:'22'.C4 '22'.C5:'22'.C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</table:table-row>
        <table:table-row table:style-name="ro1">
          <table:table-cell/>
          <table:table-cell table:formula="of:=[.B3]"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" calcext:value-type="float">
            <text:p>0,86</text:p>
          </table:table-cell>
          <table:table-cell office:value-type="float" office:value="0.0164" calcext:value-type="float">
            <text:p>0,0164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0.0151" calcext:value-type="float">
            <text:p>0,0151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0.0152" calcext:value-type="float">
            <text:p>0,0152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0.0144" calcext:value-type="float">
            <text:p>0,0144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0.0116" calcext:value-type="float">
            <text:p>0,0116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0.0103" calcext:value-type="float">
            <text:p>0,0103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0.0088" calcext:value-type="float">
            <text:p>0,0088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0.0059" calcext:value-type="float">
            <text:p>0,0059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0.0035" calcext:value-type="float">
            <text:p>0,0035</text:p>
          </table:table-cell>
        </table:table-row>
      </table:table>
      <table:table table:name="18" table:style-name="ta1">
        <table:shapes>
          <draw:frame draw:z-index="0" draw:style-name="gr1" draw:text-style-name="P1" svg:width="15.999cm" svg:height="8.999cm" svg:x="11.155cm" svg:y="1.305cm">
            <draw:object draw:notify-on-update-of-ranges="'18'.B5:'18'.B31 '18'.C4:'18'.C4 '18'.C5:'18'.C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</table:table-row>
        <table:table-row table:style-name="ro1">
          <table:table-cell/>
          <table:table-cell office:value-type="float" office:value="676.1" calcext:value-type="float">
            <text:p>676,1</text:p>
          </table:table-cell>
          <table:table-cell office:value-type="float" office:value="0.2195" calcext:value-type="float">
            <text:p>0,2195</text:p>
          </table:table-cell>
        </table:table-row>
        <table:table-row table:style-name="ro1">
          <table:table-cell/>
          <table:table-cell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</table:table-row>
        <table:table-row table:style-name="ro1">
          <table:table-cell/>
          <table:table-cell table:formula="of:=[.B3]" office:value-type="float" office:value="676.1" calcext:value-type="float">
            <text:p>67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3]" office:value-type="float" office:value="0.2195" calcext:value-type="float">
            <text:p>0,2195</text:p>
          </table:table-cell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office:value-type="float" office:value="0.0695" calcext:value-type="float">
            <text:p>0,0695</text:p>
          </table:table-cell>
        </table:table-row>
        <table:table-row table:style-name="ro1">
          <table:table-cell/>
          <table:table-cell office:value-type="float" office:value="671.7" calcext:value-type="float">
            <text:p>671,7</text:p>
          </table:table-cell>
          <table:table-cell office:value-type="float" office:value="0.0234" calcext:value-type="float">
            <text:p>0,0234</text:p>
          </table:table-cell>
        </table:table-row>
        <table:table-row table:style-name="ro1">
          <table:table-cell/>
          <table:table-cell office:value-type="float" office:value="673.7" calcext:value-type="float">
            <text:p>673,7</text:p>
          </table:table-cell>
          <table:table-cell office:value-type="float" office:value="0.0177" calcext:value-type="float">
            <text:p>0,0177</text:p>
          </table:table-cell>
        </table:table-row>
        <table:table-row table:style-name="ro1">
          <table:table-cell/>
          <table:table-cell office:value-type="float" office:value="674.4" calcext:value-type="float">
            <text:p>674,4</text:p>
          </table:table-cell>
          <table:table-cell office:value-type="float" office:value="0.0142" calcext:value-type="float">
            <text:p>0,0142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0.2752" calcext:value-type="float">
            <text:p>0,2752</text:p>
          </table:table-cell>
        </table:table-row>
        <table:table-row table:style-name="ro1">
          <table:table-cell/>
          <table:table-cell office:value-type="float" office:value="457.7" calcext:value-type="float">
            <text:p>457,7</text:p>
          </table:table-cell>
          <table:table-cell office:value-type="float" office:value="0.264" calcext:value-type="float">
            <text:p>0,264</text:p>
          </table:table-cell>
        </table:table-row>
        <table:table-row table:style-name="ro1">
          <table:table-cell/>
          <table:table-cell office:value-type="float" office:value="546.01" calcext:value-type="float">
            <text:p>546,01</text:p>
          </table:table-cell>
          <table:table-cell office:value-type="float" office:value="0.1817" calcext:value-type="float">
            <text:p>0,1817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0.1473" calcext:value-type="float">
            <text:p>0,1473</text:p>
          </table:table-cell>
        </table:table-row>
        <table:table-row table:style-name="ro1">
          <table:table-cell/>
          <table:table-cell office:value-type="float" office:value="609.9" calcext:value-type="float">
            <text:p>609,9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/>
          <table:table-cell office:value-type="float" office:value="623.6" calcext:value-type="float">
            <text:p>623,6</text:p>
          </table:table-cell>
          <table:table-cell office:value-type="float" office:value="0.1041" calcext:value-type="float">
            <text:p>0,1041</text:p>
          </table:table-cell>
        </table:table-row>
        <table:table-row table:style-name="ro1">
          <table:table-cell/>
          <table:table-cell office:value-type="float" office:value="631.5" calcext:value-type="float">
            <text:p>631,5</text:p>
          </table:table-cell>
          <table:table-cell office:value-type="float" office:value="0.0905" calcext:value-type="float">
            <text:p>0,0905</text:p>
          </table:table-cell>
        </table:table-row>
        <table:table-row table:style-name="ro1">
          <table:table-cell/>
          <table:table-cell office:value-type="float" office:value="498.6" calcext:value-type="float">
            <text:p>498,6</text:p>
          </table:table-cell>
          <table:table-cell office:value-type="float" office:value="0.2374" calcext:value-type="float">
            <text:p>0,2374</text:p>
          </table:table-cell>
        </table:table-row>
        <table:table-row table:style-name="ro1">
          <table:table-cell/>
          <table:table-cell office:value-type="float" office:value="358.7" calcext:value-type="float">
            <text:p>358,7</text:p>
          </table:table-cell>
          <table:table-cell office:value-type="float" office:value="0.2503" calcext:value-type="float">
            <text:p>0,2503</text:p>
          </table:table-cell>
        </table:table-row>
        <table:table-row table:style-name="ro1">
          <table:table-cell/>
          <table:table-cell office:value-type="float" office:value="268.8" calcext:value-type="float">
            <text:p>268,8</text:p>
          </table:table-cell>
          <table:table-cell office:value-type="float" office:value="0.2421" calcext:value-type="float">
            <text:p>0,2421</text:p>
          </table:table-cell>
        </table:table-row>
        <table:table-row table:style-name="ro1">
          <table:table-cell/>
          <table:table-cell office:value-type="float" office:value="140.5" calcext:value-type="float">
            <text:p>140,5</text:p>
          </table:table-cell>
          <table:table-cell office:value-type="float" office:value="0.265" calcext:value-type="float">
            <text:p>0,265</text:p>
          </table:table-cell>
        </table:table-row>
        <table:table-row table:style-name="ro1">
          <table:table-cell/>
          <table:table-cell office:value-type="float" office:value="185.6" calcext:value-type="float">
            <text:p>185,6</text:p>
          </table:table-cell>
          <table:table-cell office:value-type="float" office:value="0.2552" calcext:value-type="float">
            <text:p>0,2552</text:p>
          </table:table-cell>
        </table:table-row>
        <table:table-row table:style-name="ro1">
          <table:table-cell/>
          <table:table-cell office:value-type="float" office:value="85.4" calcext:value-type="float">
            <text:p>85,4</text:p>
          </table:table-cell>
          <table:table-cell office:value-type="float" office:value="0.2605" calcext:value-type="float">
            <text:p>0,2605</text:p>
          </table:table-cell>
        </table:table-row>
      </table:table>
      <table:table table:name="13" table:style-name="ta1">
        <table:shapes>
          <draw:frame draw:z-index="0" draw:style-name="gr1" draw:text-style-name="P1" svg:width="15.999cm" svg:height="8.999cm" svg:x="14.307cm" svg:y="1.111cm">
            <draw:object draw:notify-on-update-of-ranges="'13'.B4:'13'.B4 '13'.B5:'13'.B40 '13'.C4:'13'.C4 '13'.C5:'13'.C4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</table:table-row>
        <table:table-row table:style-name="ro1">
          <table:table-cell/>
          <table:table-cell office:value-type="float" office:value="753.35" calcext:value-type="float">
            <text:p>753,35</text:p>
          </table:table-cell>
          <table:table-cell office:value-type="float" office:value="0.1089" calcext:value-type="float">
            <text:p>0,1089</text:p>
          </table:table-cell>
        </table:table-row>
        <table:table-row table:style-name="ro1">
          <table:table-cell/>
          <table:table-cell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</table:table-row>
        <table:table-row table:style-name="ro1">
          <table:table-cell/>
          <table:table-cell table:formula="of:=[.B3]" office:value-type="float" office:value="753.35" calcext:value-type="float">
            <text:p>753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3]" office:value-type="float" office:value="0.1089" calcext:value-type="float">
            <text:p>0,1089</text:p>
          </table:table-cell>
        </table:table-row>
        <table:table-row table:style-name="ro1">
          <table:table-cell/>
          <table:table-cell office:value-type="float" office:value="76.56" calcext:value-type="float">
            <text:p>76,56</text:p>
          </table:table-cell>
          <table:table-cell office:value-type="float" office:value="0.0748" calcext:value-type="float">
            <text:p>0,0748</text:p>
          </table:table-cell>
        </table:table-row>
        <table:table-row table:style-name="ro1">
          <table:table-cell/>
          <table:table-cell office:value-type="float" office:value="138.87" calcext:value-type="float">
            <text:p>138,87</text:p>
          </table:table-cell>
          <table:table-cell office:value-type="float" office:value="0.0689" calcext:value-type="float">
            <text:p>0,0689</text:p>
          </table:table-cell>
        </table:table-row>
        <table:table-row table:style-name="ro1">
          <table:table-cell/>
          <table:table-cell office:value-type="float" office:value="195.8" calcext:value-type="float">
            <text:p>195,8</text:p>
          </table:table-cell>
          <table:table-cell office:value-type="float" office:value="0.0653" calcext:value-type="float">
            <text:p>0,0653</text:p>
          </table:table-cell>
        </table:table-row>
        <table:table-row table:style-name="ro1">
          <table:table-cell/>
          <table:table-cell office:value-type="float" office:value="245.98" calcext:value-type="float">
            <text:p>245,98</text:p>
          </table:table-cell>
          <table:table-cell office:value-type="float" office:value="0.0619" calcext:value-type="float">
            <text:p>0,0619</text:p>
          </table:table-cell>
        </table:table-row>
        <table:table-row table:style-name="ro1">
          <table:table-cell/>
          <table:table-cell office:value-type="float" office:value="287.5" calcext:value-type="float">
            <text:p>287,5</text:p>
          </table:table-cell>
          <table:table-cell office:value-type="float" office:value="0.0587" calcext:value-type="float">
            <text:p>0,0587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0.0567" calcext:value-type="float">
            <text:p>0,0567</text:p>
          </table:table-cell>
        </table:table-row>
        <table:table-row table:style-name="ro1">
          <table:table-cell/>
          <table:table-cell office:value-type="float" office:value="379.4" calcext:value-type="float">
            <text:p>379,4</text:p>
          </table:table-cell>
          <table:table-cell office:value-type="float" office:value="0.0547" calcext:value-type="float">
            <text:p>0,0547</text:p>
          </table:table-cell>
        </table:table-row>
        <table:table-row table:style-name="ro1">
          <table:table-cell/>
          <table:table-cell office:value-type="float" office:value="440.3" calcext:value-type="float">
            <text:p>440,3</text:p>
          </table:table-cell>
          <table:table-cell office:value-type="float" office:value="0.0563" calcext:value-type="float">
            <text:p>0,0563</text:p>
          </table:table-cell>
        </table:table-row>
        <table:table-row table:style-name="ro1">
          <table:table-cell/>
          <table:table-cell office:value-type="float" office:value="490.2" calcext:value-type="float">
            <text:p>490,2</text:p>
          </table:table-cell>
          <table:table-cell office:value-type="float" office:value="0.0558" calcext:value-type="float">
            <text:p>0,0558</text:p>
          </table:table-cell>
        </table:table-row>
        <table:table-row table:style-name="ro1">
          <table:table-cell/>
          <table:table-cell office:value-type="float" office:value="546.5" calcext:value-type="float">
            <text:p>546,5</text:p>
          </table:table-cell>
          <table:table-cell office:value-type="float" office:value="0.0576" calcext:value-type="float">
            <text:p>0,0576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/>
          <table:table-cell office:value-type="float" office:value="613.3" calcext:value-type="float">
            <text:p>613,3</text:p>
          </table:table-cell>
          <table:table-cell office:value-type="float" office:value="0.0496" calcext:value-type="float">
            <text:p>0,0496</text:p>
          </table:table-cell>
        </table:table-row>
        <table:table-row table:style-name="ro1">
          <table:table-cell/>
          <table:table-cell office:value-type="float" office:value="623.3" calcext:value-type="float">
            <text:p>623,3</text:p>
          </table:table-cell>
          <table:table-cell office:value-type="float" office:value="0.0469" calcext:value-type="float">
            <text:p>0,0469</text:p>
          </table:table-cell>
        </table:table-row>
        <table:table-row table:style-name="ro1">
          <table:table-cell/>
          <table:table-cell office:value-type="float" office:value="627.37" calcext:value-type="float">
            <text:p>627,37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/>
          <table:table-cell office:value-type="float" office:value="631.7" calcext:value-type="float">
            <text:p>631,7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/>
          <table:table-cell office:value-type="float" office:value="638.5" calcext:value-type="float">
            <text:p>638,5</text:p>
          </table:table-cell>
          <table:table-cell office:value-type="float" office:value="0.0352" calcext:value-type="float">
            <text:p>0,0352</text:p>
          </table:table-cell>
        </table:table-row>
        <table:table-row table:style-name="ro1">
          <table:table-cell/>
          <table:table-cell office:value-type="float" office:value="643.3" calcext:value-type="float">
            <text:p>643,3</text:p>
          </table:table-cell>
          <table:table-cell office:value-type="float" office:value="0.0337" calcext:value-type="float">
            <text:p>0,0337</text:p>
          </table:table-cell>
        </table:table-row>
        <table:table-row table:style-name="ro1">
          <table:table-cell/>
          <table:table-cell office:value-type="float" office:value="649.05" calcext:value-type="float">
            <text:p>649,05</text:p>
          </table:table-cell>
          <table:table-cell office:value-type="float" office:value="0.0271" calcext:value-type="float">
            <text:p>0,0271</text:p>
          </table:table-cell>
        </table:table-row>
        <table:table-row table:style-name="ro1">
          <table:table-cell/>
          <table:table-cell office:value-type="float" office:value="651.36" calcext:value-type="float">
            <text:p>651,36</text:p>
          </table:table-cell>
          <table:table-cell office:value-type="float" office:value="0.0227" calcext:value-type="float">
            <text:p>0,0227</text:p>
          </table:table-cell>
        </table:table-row>
        <table:table-row table:style-name="ro1">
          <table:table-cell/>
          <table:table-cell office:value-type="float" office:value="653.73" calcext:value-type="float">
            <text:p>653,73</text:p>
          </table:table-cell>
          <table:table-cell office:value-type="float" office:value="0.0171" calcext:value-type="float">
            <text:p>0,0171</text:p>
          </table:table-cell>
        </table:table-row>
        <table:table-row table:style-name="ro1">
          <table:table-cell/>
          <table:table-cell office:value-type="float" office:value="656.34" calcext:value-type="float">
            <text:p>656,34</text:p>
          </table:table-cell>
          <table:table-cell office:value-type="float" office:value="0.0114" calcext:value-type="float">
            <text:p>0,0114</text:p>
          </table:table-cell>
        </table:table-row>
      </table:table>
      <table:table table:name="9" table:style-name="ta1">
        <table:shapes>
          <draw:frame draw:z-index="0" draw:style-name="gr1" draw:text-style-name="P1" svg:width="15.999cm" svg:height="8.999cm" svg:x="10.665cm" svg:y="1.412cm">
            <draw:object draw:notify-on-update-of-ranges="'9'.B4:'9'.B4 '9'.B5:'9'.B33 '9'.C4:'9'.C4 '9'.C5:'9'.C3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</table:table-row>
        <table:table-row table:style-name="ro1">
          <table:table-cell/>
          <table:table-cell office:value-type="float" office:value="597.6" calcext:value-type="float">
            <text:p>597,6</text:p>
          </table:table-cell>
          <table:table-cell office:value-type="float" office:value="0.0372" calcext:value-type="float">
            <text:p>0,0372</text:p>
          </table:table-cell>
        </table:table-row>
        <table:table-row table:style-name="ro1">
          <table:table-cell/>
          <table:table-cell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</table:table-row>
        <table:table-row table:style-name="ro1">
          <table:table-cell/>
          <table:table-cell table:formula="of:=[.B3]" office:value-type="float" office:value="597.6" calcext:value-type="float">
            <text:p>59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3]" office:value-type="float" office:value="0.0372" calcext:value-type="float">
            <text:p>0,0372</text:p>
          </table:table-cell>
        </table:table-row>
        <table:table-row table:style-name="ro1">
          <table:table-cell/>
          <table:table-cell office:value-type="float" office:value="30.56" calcext:value-type="float">
            <text:p>30,56</text:p>
          </table:table-cell>
          <table:table-cell office:value-type="float" office:value="0.0297" calcext:value-type="float">
            <text:p>0,0297</text:p>
          </table:table-cell>
        </table:table-row>
        <table:table-row table:style-name="ro1">
          <table:table-cell/>
          <table:table-cell office:value-type="float" office:value="81.36" calcext:value-type="float">
            <text:p>81,36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/>
          <table:table-cell office:value-type="float" office:value="177.55" calcext:value-type="float">
            <text:p>177,55</text:p>
          </table:table-cell>
          <table:table-cell office:value-type="float" office:value="0.0224" calcext:value-type="float">
            <text:p>0,0224</text:p>
          </table:table-cell>
        </table:table-row>
        <table:table-row table:style-name="ro1">
          <table:table-cell/>
          <table:table-cell office:value-type="float" office:value="240.8" calcext:value-type="float">
            <text:p>240,8</text:p>
          </table:table-cell>
          <table:table-cell office:value-type="float" office:value="0.0197" calcext:value-type="float">
            <text:p>0,0197</text:p>
          </table:table-cell>
        </table:table-row>
        <table:table-row table:style-name="ro1">
          <table:table-cell/>
          <table:table-cell office:value-type="float" office:value="273.9" calcext:value-type="float">
            <text:p>273,9</text:p>
          </table:table-cell>
          <table:table-cell office:value-type="float" office:value="0.0181" calcext:value-type="float">
            <text:p>0,0181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0.0132" calcext:value-type="float">
            <text:p>0,0132</text:p>
          </table:table-cell>
        </table:table-row>
        <table:table-row table:style-name="ro1">
          <table:table-cell/>
          <table:table-cell office:value-type="float" office:value="428.33" calcext:value-type="float">
            <text:p>428,33</text:p>
          </table:table-cell>
          <table:table-cell office:value-type="float" office:value="0.0076" calcext:value-type="float">
            <text:p>0,0076</text:p>
          </table:table-cell>
        </table:table-row>
        <table:table-row table:style-name="ro1">
          <table:table-cell/>
          <table:table-cell office:value-type="float" office:value="434.6" calcext:value-type="float">
            <text:p>434,6</text:p>
          </table:table-cell>
          <table:table-cell office:value-type="float" office:value="0.0066" calcext:value-type="float">
            <text:p>0,0066</text:p>
          </table:table-cell>
        </table:table-row>
        <table:table-row table:style-name="ro1">
          <table:table-cell/>
          <table:table-cell office:value-type="float" office:value="450.84" calcext:value-type="float">
            <text:p>450,8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/>
          <table:table-cell office:value-type="float" office:value="457.8" calcext:value-type="float">
            <text:p>457,8</text:p>
          </table:table-cell>
          <table:table-cell office:value-type="float" office:value="0.0054" calcext:value-type="float">
            <text:p>0,0054</text:p>
          </table:table-cell>
        </table:table-row>
        <table:table-row table:style-name="ro1">
          <table:table-cell/>
          <table:table-cell office:value-type="float" office:value="465.4" calcext:value-type="float">
            <text:p>465,4</text:p>
          </table:table-cell>
          <table:table-cell office:value-type="float" office:value="0.0045" calcext:value-type="float">
            <text:p>0,0045</text:p>
          </table:table-cell>
        </table:table-row>
      </table:table>
      <table:table table:name="20" table:style-name="ta1">
        <table:shapes>
          <draw:frame draw:z-index="0" draw:style-name="gr1" draw:text-style-name="P1" svg:width="15.999cm" svg:height="8.999cm" svg:x="9.984cm" svg:y="1.197cm">
            <draw:object draw:notify-on-update-of-ranges="'20'.B4:'20'.B4 '20'.B5:'20'.B33 '20'.C4:'20'.C4 '20'.C5:'20'.C3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float" office:value="0.7031" calcext:value-type="float">
            <text:p>0,7031</text:p>
          </table:table-cell>
        </table:table-row>
        <table:table-row table:style-name="ro1">
          <table:table-cell/>
          <table:table-cell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</table:table-row>
        <table:table-row table:style-name="ro1">
          <table:table-cell/>
          <table:table-cell table:formula="of:=[.B3]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3]" office:value-type="float" office:value="0.7031" calcext:value-type="float">
            <text:p>0,7031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/>
          <table:table-cell office:value-type="float" office:value="488.9" calcext:value-type="float">
            <text:p>488,9</text:p>
          </table:table-cell>
          <table:table-cell office:value-type="float" office:value="0.6851" calcext:value-type="float">
            <text:p>0,6851</text:p>
          </table:table-cell>
        </table:table-row>
        <table:table-row table:style-name="ro1">
          <table:table-cell/>
          <table:table-cell office:value-type="float" office:value="518.8" calcext:value-type="float">
            <text:p>518,8</text:p>
          </table:table-cell>
          <table:table-cell office:value-type="float" office:value="0.6393" calcext:value-type="float">
            <text:p>0,6393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0.5918" calcext:value-type="float">
            <text:p>0,5918</text:p>
          </table:table-cell>
        </table:table-row>
        <table:table-row table:style-name="ro1">
          <table:table-cell/>
          <table:table-cell office:value-type="float" office:value="609.5" calcext:value-type="float">
            <text:p>609,5</text:p>
          </table:table-cell>
          <table:table-cell office:value-type="float" office:value="0.3045" calcext:value-type="float">
            <text:p>0,3045</text:p>
          </table:table-cell>
        </table:table-row>
        <table:table-row table:style-name="ro1">
          <table:table-cell/>
          <table:table-cell office:value-type="float" office:value="601.5" calcext:value-type="float">
            <text:p>601,5</text:p>
          </table:table-cell>
          <table:table-cell office:value-type="float" office:value="0.397" calcext:value-type="float">
            <text:p>0,397</text:p>
          </table:table-cell>
        </table:table-row>
        <table:table-row table:style-name="ro1">
          <table:table-cell/>
          <table:table-cell office:value-type="float" office:value="572.3" calcext:value-type="float">
            <text:p>572,3</text:p>
          </table:table-cell>
          <table:table-cell office:value-type="float" office:value="0.5124" calcext:value-type="float">
            <text:p>0,5124</text:p>
          </table:table-cell>
        </table:table-row>
        <table:table-row table:style-name="ro1">
          <table:table-cell/>
          <table:table-cell office:value-type="float" office:value="627.3" calcext:value-type="float">
            <text:p>627,3</text:p>
          </table:table-cell>
          <table:table-cell office:value-type="float" office:value="0.2092" calcext:value-type="float">
            <text:p>0,2092</text:p>
          </table:table-cell>
        </table:table-row>
        <table:table-row table:style-name="ro1">
          <table:table-cell/>
          <table:table-cell office:value-type="float" office:value="644.9" calcext:value-type="float">
            <text:p>644,9</text:p>
          </table:table-cell>
          <table:table-cell office:value-type="float" office:value="0.1077" calcext:value-type="float">
            <text:p>0,1077</text:p>
          </table:table-cell>
        </table:table-row>
        <table:table-row table:style-name="ro1">
          <table:table-cell/>
          <table:table-cell office:value-type="float" office:value="290.8" calcext:value-type="float">
            <text:p>290,8</text:p>
          </table:table-cell>
          <table:table-cell office:value-type="float" office:value="0.706" calcext:value-type="float">
            <text:p>0,706</text:p>
          </table:table-cell>
        </table:table-row>
        <table:table-row table:style-name="ro1">
          <table:table-cell/>
          <table:table-cell office:value-type="float" office:value="148.5" calcext:value-type="float">
            <text:p>148,5</text:p>
          </table:table-cell>
          <table:table-cell office:value-type="float" office:value="0.7068" calcext:value-type="float">
            <text:p>0,7068</text:p>
          </table:table-cell>
        </table:table-row>
        <table:table-row table:style-name="ro1">
          <table:table-cell/>
          <table:table-cell office:value-type="float" office:value="113.7" calcext:value-type="float">
            <text:p>113,7</text:p>
          </table:table-cell>
          <table:table-cell office:value-type="float" office:value="0.7005" calcext:value-type="float">
            <text:p>0,7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13:06:56.341000000</meta:creation-date>
    <dc:date>2025-03-19T14:42:17.075000000</dc:date>
    <meta:editing-duration>PT27M37S</meta:editing-duration>
    <meta:editing-cycles>4</meta:editing-cycles>
    <meta:generator>LibreOffice/24.2.0.3$Windows_X86_64 LibreOffice_project/da48488a73ddd66ea24cf16bbc4f7b9c08e9bea1</meta:generator>
    <meta:document-statistic meta:table-count="12" meta:cell-count="451" meta:object-count="1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4cm" svg:y="4.198cm" style:legend-expansion="high" chart:style-name="ch2"/>
        <chart:plot-area chart:style-name="ch3" table:cell-range-address="piotrek.B4:piotrek.C40" chart:data-source-has-labels="row" svg:x="0.32cm" svg:y="0.18cm" svg:width="13.674cm" svg:height="8.64cm">
          <chart:coordinate-region svg:x="1.058cm" svg:y="0.383cm" svg:width="12.394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otrek.C5:piotrek.C40" chart:label-cell-address="piotrek.C4:piotrek.C4" chart:class="chart:scatter">
            <chart:domain table:cell-range-address="piotrek.B5:piotrek.B40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I [mA]</text:p>
                <draw:g>
                  <svg:desc>piotrek.C4:piotrek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3">
                <text:p>11.3</text:p>
                <draw:g>
                  <svg:desc>piotrek.B5:piotrek.B40</svg:desc>
                </draw:g>
              </table:table-cell>
              <table:table-cell office:value-type="float" office:value="0.44">
                <text:p>0.44</text:p>
                <draw:g>
                  <svg:desc>piotrek.C5:piotrek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0">
                <text:p>17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0">
                <text:p>23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9">
                <text:p>28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2">
                <text:p>34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5">
                <text:p>39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3">
                <text:p>44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">
                <text:p>49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7">
                <text:p>50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6">
                <text:p>52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0">
                <text:p>54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5">
                <text:p>55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4">
                <text:p>56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9">
                <text:p>56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4">
                <text:p>57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2">
                <text:p>58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8">
                <text:p>58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4">
                <text:p>59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8">
                <text:p>59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0">
                <text:p>6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7">
                <text:p>60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3">
                <text:p>61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4cm" svg:y="4.198cm" style:legend-expansion="high" chart:style-name="ch2"/>
        <chart:plot-area chart:style-name="ch3" table:cell-range-address="'9'.B4:'9'.C33" chart:data-source-has-labels="row" svg:x="0.32cm" svg:y="0.18cm" svg:width="13.674cm" svg:height="8.64cm">
          <chart:coordinate-region svg:x="1.46cm" svg:y="0.382cm" svg:width="12.236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9'.C5:'9'.C33" chart:label-cell-address="'9'.C4:'9'.C4" chart:class="chart:scatter">
            <chart:domain table:cell-range-address="'9'.B5:'9'.B33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I [mA]</text:p>
                <draw:g>
                  <svg:desc>'9'.C4:'9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7.6">
                <text:p>597.6</text:p>
                <draw:g>
                  <svg:desc>'9'.B5:'9'.B33</svg:desc>
                </draw:g>
              </table:table-cell>
              <table:table-cell office:value-type="float" office:value="0">
                <text:p>0</text:p>
                <draw:g>
                  <svg:desc>'9'.C5:'9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56">
                <text:p>30.56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.36">
                <text:p>81.3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.55">
                <text:p>177.55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.8">
                <text:p>240.8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9">
                <text:p>273.9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5">
                <text:p>365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8.33">
                <text:p>428.33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.6">
                <text:p>434.6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.84">
                <text:p>450.8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7.8">
                <text:p>457.8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5.4">
                <text:p>465.4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4cm" svg:y="4.198cm" style:legend-expansion="high" chart:style-name="ch2"/>
        <chart:plot-area chart:style-name="ch3" table:cell-range-address="'20'.B4:'20'.C33" chart:data-source-has-labels="row" svg:x="0.32cm" svg:y="0.18cm" svg:width="13.674cm" svg:height="8.64cm">
          <chart:coordinate-region svg:x="1.058cm" svg:y="0.382cm" svg:width="12.638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'.C5:'20'.C33" chart:label-cell-address="'20'.C4:'20'.C4" chart:class="chart:scatter">
            <chart:domain table:cell-range-address="'20'.B5:'20'.B33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I [mA]</text:p>
                <draw:g>
                  <svg:desc>'20'.C4:'20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2">
                <text:p>642</text:p>
                <draw:g>
                  <svg:desc>'20'.B5:'20'.B33</svg:desc>
                </draw:g>
              </table:table-cell>
              <table:table-cell office:value-type="float" office:value="0">
                <text:p>0</text:p>
                <draw:g>
                  <svg:desc>'20'.C5:'20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031">
                <text:p>0.7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">
                <text:p>44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8.9">
                <text:p>488.9</text:p>
              </table:table-cell>
              <table:table-cell office:value-type="float" office:value="0.6851">
                <text:p>0.6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8.8">
                <text:p>518.8</text:p>
              </table:table-cell>
              <table:table-cell office:value-type="float" office:value="0.6393">
                <text:p>0.6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0">
                <text:p>540</text:p>
              </table:table-cell>
              <table:table-cell office:value-type="float" office:value="0.5918">
                <text:p>0.5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9.5">
                <text:p>609.5</text:p>
              </table:table-cell>
              <table:table-cell office:value-type="float" office:value="0.3045">
                <text:p>0.3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1.5">
                <text:p>601.5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2.3">
                <text:p>572.3</text:p>
              </table:table-cell>
              <table:table-cell office:value-type="float" office:value="0.5124">
                <text:p>0.5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7.3">
                <text:p>627.3</text:p>
              </table:table-cell>
              <table:table-cell office:value-type="float" office:value="0.2092">
                <text:p>0.2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4.9">
                <text:p>644.9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0.8">
                <text:p>290.8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.5">
                <text:p>148.5</text:p>
              </table:table-cell>
              <table:table-cell office:value-type="float" office:value="0.7068">
                <text:p>0.7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.7">
                <text:p>113.7</text:p>
              </table:table-cell>
              <table:table-cell office:value-type="float" office:value="0.7005">
                <text:p>0.7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4cm" svg:y="4.198cm" style:legend-expansion="high" chart:style-name="ch2"/>
        <chart:plot-area chart:style-name="ch3" table:cell-range-address="'4'.B4:'4'.C35" chart:data-source-has-labels="row" svg:x="0.32cm" svg:y="0.18cm" svg:width="13.674cm" svg:height="8.64cm">
          <chart:coordinate-region svg:x="1.46cm" svg:y="0.382cm" svg:width="12.236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'.C5:'4'.C35" chart:label-cell-address="'4'.C4:'4'.C4" chart:class="chart:scatter">
            <chart:domain table:cell-range-address="'4'.B5:'4'.B35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I [mA]</text:p>
                <draw:g>
                  <svg:desc>'4'.C4:'4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">
                <text:p>0.42</text:p>
                <draw:g>
                  <svg:desc>'4'.B5:'4'.B35</svg:desc>
                </draw:g>
              </table:table-cell>
              <table:table-cell office:value-type="float" office:value="0.016">
                <text:p>0.016</text:p>
                <draw:g>
                  <svg:desc>'4'.C5:'4'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4">
                <text:p>5.5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">
                <text:p>7.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7">
                <text:p>8.4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06">
                <text:p>9.06</text:p>
              </table:table-cell>
              <table:table-cell office:value-type="float" office:value="0.0141">
                <text:p>0.0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15">
                <text:p>10.15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27">
                <text:p>11.27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27">
                <text:p>13.27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13">
                <text:p>13.13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4">
                <text:p>13.84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87">
                <text:p>14.87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65">
                <text:p>15.65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765">
                <text:p>17.765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468">
                <text:p>20.468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11">
                <text:p>22.11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45">
                <text:p>31.45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71">
                <text:p>40.71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55">
                <text:p>49.55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.5">
                <text:p>87.5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">
                <text:p>93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7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4cm" svg:y="4.198cm" style:legend-expansion="high" chart:style-name="ch2"/>
        <chart:plot-area chart:style-name="ch3" table:cell-range-address="'23'.B4:'23'.C34" chart:data-source-has-labels="row" svg:x="0.32cm" svg:y="0.18cm" svg:width="13.674cm" svg:height="8.64cm">
          <chart:coordinate-region svg:x="1.46cm" svg:y="0.383cm" svg:width="12.236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3'.C5:'23'.C34" chart:label-cell-address="'23'.C4:'23'.C4" chart:class="chart:scatter">
            <chart:domain table:cell-range-address="'23'.B5:'23'.B34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I [mA]</text:p>
                <draw:g>
                  <svg:desc>'23'.C4:'23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5">
                <text:p>455</text:p>
                <draw:g>
                  <svg:desc>'23'.B5:'23'.B34</svg:desc>
                </draw:g>
              </table:table-cell>
              <table:table-cell office:value-type="float" office:value="0">
                <text:p>0</text:p>
                <draw:g>
                  <svg:desc>'23'.C5:'23'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6">
                <text:p>0.356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53">
                <text:p>27.5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3">
                <text:p>11.93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57">
                <text:p>14.57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34">
                <text:p>27.34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45">
                <text:p>37.45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.01">
                <text:p>61.0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.6">
                <text:p>82.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.7">
                <text:p>101.7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.3">
                <text:p>118.3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.7">
                <text:p>133.7</text:p>
              </table:table-cell>
              <table:table-cell office:value-type="float" office:value="0.0207">
                <text:p>0.0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.6">
                <text:p>147.6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.25">
                <text:p>160.25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1.54">
                <text:p>171.54</text:p>
              </table:table-cell>
              <table:table-cell office:value-type="float" office:value="0.0182">
                <text:p>0.0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1.3">
                <text:p>181.3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.1">
                <text:p>185.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4cm" svg:y="4.198cm" style:legend-expansion="high" chart:style-name="ch2"/>
        <chart:plot-area chart:style-name="ch3" table:cell-range-address="'1'.B4:'1'.C33" chart:data-source-has-labels="row" svg:x="0.32cm" svg:y="0.18cm" svg:width="13.674cm" svg:height="8.64cm">
          <chart:coordinate-region svg:x="1.651cm" svg:y="0.382cm" svg:width="12.04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'.C5:'1'.C33" chart:label-cell-address="'1'.C4:'1'.C4" chart:class="chart:scatter">
            <chart:domain table:cell-range-address="'1'.B5:'1'.B33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I [mA]</text:p>
                <draw:g>
                  <svg:desc>'1'.C4:'1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1">
                <text:p>281</text:p>
                <draw:g>
                  <svg:desc>'1'.B5:'1'.B33</svg:desc>
                </draw:g>
              </table:table-cell>
              <table:table-cell office:value-type="float" office:value="0">
                <text:p>0</text:p>
                <draw:g>
                  <svg:desc>'1'.C5:'1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5">
                <text:p>3.85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4">
                <text:p>7.24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4">
                <text:p>10.44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9">
                <text:p>13.59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6">
                <text:p>16.6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8">
                <text:p>29.8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.84">
                <text:p>56.84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.72">
                <text:p>81.72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.2">
                <text:p>102.2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">
                <text:p>134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.9">
                <text:p>147.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.3">
                <text:p>158.3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.5">
                <text:p>166.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">
                <text:p>175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">
                <text:p>176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5">
                <text:p>24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4cm" svg:y="4.198cm" style:legend-expansion="high" chart:style-name="ch2"/>
        <chart:plot-area chart:style-name="ch3" table:cell-range-address="'5'.B4:'5'.C31" chart:data-source-has-labels="row" svg:x="0.32cm" svg:y="0.18cm" svg:width="13.674cm" svg:height="8.64cm">
          <chart:coordinate-region svg:x="1.651cm" svg:y="0.382cm" svg:width="12.04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'.C5:'5'.C31" chart:label-cell-address="'5'.C4:'5'.C4" chart:class="chart:scatter">
            <chart:domain table:cell-range-address="'5'.B5:'5'.B3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I [mA]</text:p>
                <draw:g>
                  <svg:desc>'5'.C4:'5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.5">
                <text:p>109.5</text:p>
                <draw:g>
                  <svg:desc>'5'.B5:'5'.B31</svg:desc>
                </draw:g>
              </table:table-cell>
              <table:table-cell office:value-type="float" office:value="0">
                <text:p>0</text:p>
                <draw:g>
                  <svg:desc>'5'.C5:'5'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">
                <text:p>5.7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4">
                <text:p>11.4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32">
                <text:p>15.32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07">
                <text:p>19.07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38">
                <text:p>22.38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5">
                <text:p>24.0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15">
                <text:p>25.1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1">
                <text:p>27.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3">
                <text:p>29.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4cm" svg:y="4.198cm" style:legend-expansion="high" chart:style-name="ch2"/>
        <chart:plot-area chart:style-name="ch3" table:cell-range-address="'7'.B4:'7'.C27" chart:data-source-has-labels="row" svg:x="0.32cm" svg:y="0.18cm" svg:width="13.674cm" svg:height="8.64cm">
          <chart:coordinate-region svg:x="1.46cm" svg:y="0.382cm" svg:width="12.236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7'.C5:'7'.C27" chart:label-cell-address="'7'.C4:'7'.C4" chart:class="chart:scatter">
            <chart:domain table:cell-range-address="'7'.B5:'7'.B27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I [mA]</text:p>
                <draw:g>
                  <svg:desc>'7'.C4:'7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7.8">
                <text:p>607.8</text:p>
                <draw:g>
                  <svg:desc>'7'.B5:'7'.B27</svg:desc>
                </draw:g>
              </table:table-cell>
              <table:table-cell office:value-type="float" office:value="0">
                <text:p>0</text:p>
                <draw:g>
                  <svg:desc>'7'.C5:'7'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8">
                <text:p>35.8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.3">
                <text:p>101.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.8">
                <text:p>155.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.7">
                <text:p>205.7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.6">
                <text:p>258.6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7.7">
                <text:p>327.7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6">
                <text:p>346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6">
                <text:p>376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6.4">
                <text:p>396.4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8.2">
                <text:p>428.2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4">
                <text:p>454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9.7">
                <text:p>479.7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4cm" svg:y="4.198cm" style:legend-expansion="high" chart:style-name="ch2"/>
        <chart:plot-area chart:style-name="ch3" table:cell-range-address="'22'.B4:'22'.C31" chart:data-source-has-labels="row" svg:x="0.32cm" svg:y="0.18cm" svg:width="13.674cm" svg:height="8.64cm">
          <chart:coordinate-region svg:x="1.46cm" svg:y="0.382cm" svg:width="12.236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2'.C5:'22'.C31" chart:label-cell-address="'22'.C4:'22'.C4" chart:class="chart:scatter">
            <chart:domain table:cell-range-address="'22'.B5:'22'.B3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I [mA]</text:p>
                <draw:g>
                  <svg:desc>'22'.C4:'22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5">
                <text:p>475</text:p>
                <draw:g>
                  <svg:desc>'22'.B5:'22'.B31</svg:desc>
                </draw:g>
              </table:table-cell>
              <table:table-cell office:value-type="float" office:value="0">
                <text:p>0</text:p>
                <draw:g>
                  <svg:desc>'22'.C5:'22'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">
                <text:p>0.86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0.0151">
                <text:p>0.0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">
                <text:p>156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3">
                <text:p>203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0">
                <text:p>230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7">
                <text:p>267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7">
                <text:p>287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">
                <text:p>304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8">
                <text:p>348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4cm" svg:y="4.198cm" style:legend-expansion="high" chart:style-name="ch2"/>
        <chart:plot-area chart:style-name="ch3" table:cell-range-address="'18'.B5:'18'.C31 '18'.C4:'18'.C4" chart:data-source-has-labels="row" svg:x="0.32cm" svg:y="0.18cm" svg:width="13.674cm" svg:height="8.64cm">
          <chart:coordinate-region svg:x="1.27cm" svg:y="0.383cm" svg:width="12.426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8'.C5:'18'.C31" chart:label-cell-address="'18'.C4:'18'.C4" chart:class="chart:scatter">
            <chart:domain table:cell-range-address="'18'.B5:'18'.B3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I [mA]</text:p>
                <draw:g>
                  <svg:desc>'18'.C4:'18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6.1">
                <text:p>676.1</text:p>
                <draw:g>
                  <svg:desc>'18'.B5:'18'.B31</svg:desc>
                </draw:g>
              </table:table-cell>
              <table:table-cell office:value-type="float" office:value="0">
                <text:p>0</text:p>
                <draw:g>
                  <svg:desc>'18'.C5:'18'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195">
                <text:p>0.2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1">
                <text:p>651</text:p>
              </table:table-cell>
              <table:table-cell office:value-type="float" office:value="0.0695">
                <text:p>0.0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1.7">
                <text:p>671.7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3.7">
                <text:p>673.7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4.4">
                <text:p>674.4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">
                <text:p>279</text:p>
              </table:table-cell>
              <table:table-cell office:value-type="float" office:value="0.2752">
                <text:p>0.2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7.7">
                <text:p>457.7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6.01">
                <text:p>546.01</text:p>
              </table:table-cell>
              <table:table-cell office:value-type="float" office:value="0.1817">
                <text:p>0.1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0">
                <text:p>590</text:p>
              </table:table-cell>
              <table:table-cell office:value-type="float" office:value="0.1473">
                <text:p>0.1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9.9">
                <text:p>609.9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3.6">
                <text:p>623.6</text:p>
              </table:table-cell>
              <table:table-cell office:value-type="float" office:value="0.1041">
                <text:p>0.1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1.5">
                <text:p>631.5</text:p>
              </table:table-cell>
              <table:table-cell office:value-type="float" office:value="0.0905">
                <text:p>0.0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8.6">
                <text:p>498.6</text:p>
              </table:table-cell>
              <table:table-cell office:value-type="float" office:value="0.2374">
                <text:p>0.2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8.7">
                <text:p>358.7</text:p>
              </table:table-cell>
              <table:table-cell office:value-type="float" office:value="0.2503">
                <text:p>0.2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8.8">
                <text:p>268.8</text:p>
              </table:table-cell>
              <table:table-cell office:value-type="float" office:value="0.2421">
                <text:p>0.2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.5">
                <text:p>140.5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.6">
                <text:p>185.6</text:p>
              </table:table-cell>
              <table:table-cell office:value-type="float" office:value="0.2552">
                <text:p>0.2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4">
                <text:p>85.4</text:p>
              </table:table-cell>
              <table:table-cell office:value-type="float" office:value="0.2605">
                <text:p>0.26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4cm" svg:y="4.198cm" style:legend-expansion="high" chart:style-name="ch2"/>
        <chart:plot-area chart:style-name="ch3" table:cell-range-address="'13'.B4:'13'.C40" chart:data-source-has-labels="row" svg:x="0.32cm" svg:y="0.18cm" svg:width="13.674cm" svg:height="8.64cm">
          <chart:coordinate-region svg:x="1.27cm" svg:y="0.382cm" svg:width="12.426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3'.C5:'13'.C40" chart:label-cell-address="'13'.C4:'13'.C4" chart:class="chart:scatter">
            <chart:domain table:cell-range-address="'13'.B5:'13'.B40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I [mA]</text:p>
                <draw:g>
                  <svg:desc>'13'.C4:'13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3.35">
                <text:p>753.35</text:p>
                <draw:g>
                  <svg:desc>'13'.B5:'13'.B40</svg:desc>
                </draw:g>
              </table:table-cell>
              <table:table-cell office:value-type="float" office:value="0">
                <text:p>0</text:p>
                <draw:g>
                  <svg:desc>'13'.C5:'13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56">
                <text:p>76.56</text:p>
              </table:table-cell>
              <table:table-cell office:value-type="float" office:value="0.0748">
                <text:p>0.0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.87">
                <text:p>138.87</text:p>
              </table:table-cell>
              <table:table-cell office:value-type="float" office:value="0.0689">
                <text:p>0.0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.8">
                <text:p>195.8</text:p>
              </table:table-cell>
              <table:table-cell office:value-type="float" office:value="0.0653">
                <text:p>0.0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5.98">
                <text:p>245.98</text:p>
              </table:table-cell>
              <table:table-cell office:value-type="float" office:value="0.0619">
                <text:p>0.0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7.5">
                <text:p>287.5</text:p>
              </table:table-cell>
              <table:table-cell office:value-type="float" office:value="0.0587">
                <text:p>0.0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5">
                <text:p>335</text:p>
              </table:table-cell>
              <table:table-cell office:value-type="float" office:value="0.0567">
                <text:p>0.0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9.4">
                <text:p>379.4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.3">
                <text:p>440.3</text:p>
              </table:table-cell>
              <table:table-cell office:value-type="float" office:value="0.0563">
                <text:p>0.0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0.2">
                <text:p>490.2</text:p>
              </table:table-cell>
              <table:table-cell office:value-type="float" office:value="0.0558">
                <text:p>0.0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6.5">
                <text:p>546.5</text:p>
              </table:table-cell>
              <table:table-cell office:value-type="float" office:value="0.0576">
                <text:p>0.0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3">
                <text:p>58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3.3">
                <text:p>613.3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3.3">
                <text:p>623.3</text:p>
              </table:table-cell>
              <table:table-cell office:value-type="float" office:value="0.0469">
                <text:p>0.0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7.37">
                <text:p>627.37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1.7">
                <text:p>631.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8.5">
                <text:p>638.5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3.3">
                <text:p>643.3</text:p>
              </table:table-cell>
              <table:table-cell office:value-type="float" office:value="0.0337">
                <text:p>0.0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9.05">
                <text:p>649.05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1.36">
                <text:p>651.36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3.73">
                <text:p>653.73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6.34">
                <text:p>656.34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